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list-style-name="LFO1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family="paragraph">
      <style:paragraph-properties fo:margin-left="1.234in">
        <style:tab-stops/>
      </style:paragraph-properties>
    </style:style>
    <style:style style:name="P17" style:parent-style-name="Standard" style:list-style-name="LFO1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family="paragraph">
      <style:paragraph-properties fo:margin-left="0.984in">
        <style:tab-stops/>
      </style:paragraph-properties>
    </style:style>
    <style:style style:name="P23" style:parent-style-name="Standard" style:list-style-name="LFO1" style:family="paragraph"/>
    <style:style style:name="P24" style:parent-style-name="Standard" style:list-style-name="LFO4" style:family="paragraph"/>
    <style:style style:name="P25" style:parent-style-name="Standard" style:list-style-name="LFO4" style:family="paragraph"/>
    <style:style style:name="P26" style:parent-style-name="Standard" style:list-style-name="LFO4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family="paragraph">
      <style:paragraph-properties fo:text-indent="0.4923in"/>
    </style:style>
    <style:style style:name="P30" style:parent-style-name="Standard" style:family="paragraph">
      <style:paragraph-properties fo:margin-left="1.234in">
        <style:tab-stops/>
      </style:paragraph-properties>
    </style:style>
    <style:style style:name="P31" style:parent-style-name="Standard" style:list-style-name="LFO1" style:family="paragraph"/>
    <style:style style:name="P32" style:parent-style-name="Standard" style:family="paragraph">
      <style:paragraph-properties fo:text-indent="0.4923in"/>
    </style:style>
    <style:style style:name="P33" style:parent-style-name="Standard" style:family="paragraph">
      <style:paragraph-properties fo:margin-left="1.234in">
        <style:tab-stops/>
      </style:paragraph-properties>
    </style:style>
    <style:style style:name="P34" style:parent-style-name="Standard" style:list-style-name="LFO1" style:family="paragraph"/>
    <style:style style:name="P35" style:parent-style-name="Standard" style:family="paragraph">
      <style:paragraph-properties fo:text-indent="0.4923in"/>
    </style:style>
    <style:style style:name="P36" style:parent-style-name="Standard" style:family="paragraph">
      <style:paragraph-properties fo:margin-left="1.234in">
        <style:tab-stops/>
      </style:paragraph-properties>
    </style:style>
    <style:style style:name="P37" style:parent-style-name="Standard" style:list-style-name="LFO1" style:family="paragraph"/>
    <style:style style:name="P38" style:parent-style-name="Standard" style:list-style-name="LFO5" style:family="paragraph"/>
    <style:style style:name="P39" style:parent-style-name="Standard" style:list-style-name="LFO5" style:family="paragraph"/>
    <style:style style:name="P40" style:parent-style-name="Standard" style:family="paragraph">
      <style:paragraph-properties fo:margin-left="0.4923in">
        <style:tab-stops/>
      </style:paragraph-properties>
    </style:style>
    <style:style style:name="P41" style:parent-style-name="Standard" style:list-style-name="LFO1" style:family="paragraph"/>
    <style:style style:name="P42" style:parent-style-name="Standard" style:family="paragraph">
      <style:paragraph-properties fo:text-indent="0.4923in"/>
    </style:style>
    <style:style style:name="P43" style:parent-style-name="Standard" style:family="paragraph">
      <style:paragraph-properties fo:margin-left="1.234in">
        <style:tab-stops/>
      </style:paragraph-properties>
    </style:style>
    <style:style style:name="P44" style:parent-style-name="Standard" style:list-style-name="LFO1" style:family="paragraph"/>
    <style:style style:name="P45" style:parent-style-name="Standard" style:family="paragraph">
      <style:paragraph-properties fo:margin-left="0.4923in">
        <style:tab-stops/>
      </style:paragraph-properties>
    </style:style>
    <style:style style:name="P46" style:parent-style-name="Standard" style:list-style-name="LFO1" style:family="paragraph"/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</office:automatic-styles>
  <office:body>
    <office:text text:use-soft-page-breaks="true">
      <text:p text:style-name="P1">Divine Redeemer Board of Directors</text:p>
      <text:p text:style-name="P2">Meeting Agenda</text:p>
      <text:p text:style-name="P3"><text:span text:style-name="T4">February 21</text:span><text:span text:style-name="T5">, 2022</text:span></text:p>
      <text:p text:style-name="Standard">Members Present:</text:p>
      <text:p text:style-name="Standard"/>
      <text:p text:style-name="Standard">Key Saydel, Dave Wangerin, Dennis Gehrke, Mark Bahr, Chelsea Chandler, Gary Peppel, <text:s/>Tim Timmerman,<text:s/>Pastor Flick</text:p>
      <text:p text:style-name="Standard"/>
      <text:p text:style-name="Standard">Members Absent: Brent Adler, Jason Hynes</text:p>
      <text:p text:style-name="Standard"/>
      <text:p text:style-name="Standard">Invited Guests: Renee Kandler, Janet Bahr<text:tab/><text:tab/></text:p>
      <text:p text:style-name="Standard"/>
      <text:list text:style-name="LFO1" text:continue-numbering="true">
        <text:list-item>
          <text:p text:style-name="P6">Call to order:<text:tab/>Ken Saydel<text:tab/><text:tab/><text:tab/><text:tab/>Time: 6:00 PM</text:p>
        </text:list-item>
      </text:list>
      <text:p text:style-name="Standard"/>
      <text:list text:style-name="LFO1" text:continue-numbering="true">
        <text:list-item>
          <text:p text:style-name="P7">Faith Exploration (Mark Bahr)</text:p>
        </text:list-item>
      </text:list>
      <text:p text:style-name="Standard"/>
      <text:list text:style-name="LFO1" text:continue-numbering="true">
        <text:list-item>
          <text:p text:style-name="P8">Review minutes from January 17, 2022 meeting</text:p>
        </text:list-item>
      </text:list>
      <text:p text:style-name="P9"/>
      <text:p text:style-name="P10">Approved with no corrections</text:p>
      <text:p text:style-name="P11"/>
      <text:list text:style-name="LFO1" text:continue-numbering="true">
        <text:list-item>
          <text:p text:style-name="P12">CFO<text:s/>Report (Renee Kandler) (Written Report)</text:p>
        </text:list-item>
      </text:list>
      <text:p text:style-name="Standard"/>
      <text:list text:style-name="LFO2" text:continue-numbering="true">
        <text:list-item>
          <text:p text:style-name="P13">Total revenue is up $34,000</text:p>
        </text:list-item>
        <text:list-item>
          <text:p text:style-name="P14">Year-to-date offerings are down $105,000</text:p>
        </text:list-item>
        <text:list-item>
          <text:p text:style-name="P15">28 students above budget plan</text:p>
        </text:list-item>
      </text:list>
      <text:p text:style-name="P16"/>
      <text:list text:style-name="LFO1" text:continue-numbering="true">
        <text:list-item>
          <text:p text:style-name="P17">School Report (Janet Bahr) (Written Report)</text:p>
        </text:list-item>
      </text:list>
      <text:p text:style-name="Standard"/>
      <text:list text:style-name="LFO3" text:continue-numbering="true">
        <text:list-item>
          <text:p text:style-name="P18">Two teachers have accepted Calls to teach next year.</text:p>
        </text:list-item>
        <text:list-item>
          <text:p text:style-name="P19">One or two new students may enroll at this time.</text:p>
        </text:list-item>
        <text:list-item>
          <text:p text:style-name="P20">Enrollment for the 2022-23 school year is taking place in three phases; returning students, <text:s text:c="4"/>church members, and community members.</text:p>
        </text:list-item>
        <text:list-item>
          <text:p text:style-name="P21">Looking for an additional 3K teacher for next year.</text:p>
        </text:list-item>
      </text:list>
      <text:p text:style-name="P22"/>
      <text:list text:style-name="LFO1" text:continue-numbering="true">
        <text:list-item>
          <text:p text:style-name="P23">Executive Pastors Report (Written Report)</text:p>
        </text:list-item>
      </text:list>
      <text:p text:style-name="Standard"/>
      <text:list text:style-name="LFO4" text:continue-numbering="true">
        <text:list-item>
          <text:p text:style-name="P24">The Constitution and Bylaws have been received by the South Wisconsin District. <text:s/>Comments were very positive but a few additional items which are now required by District and Synod are needed. <text:s/>In addition the Policy Manual needs to be included. <text:s/>Hopefully changes can be made prior to their next meeting in May.</text:p>
        </text:list-item>
        <text:list-item>
          <text:p text:style-name="P25">Karen Lippert and Stephanie Cutler were presenters at the Best Practices Conference in Phoenix.</text:p>
        </text:list-item>
        <text:list-item>
          <text:p text:style-name="P26">The donated property is now on the active market.</text:p>
        </text:list-item>
      </text:list>
      <text:p text:style-name="Standard"/>
      <text:list text:style-name="LFO1" text:continue-numbering="true">
        <text:list-item>
          <text:p text:style-name="P27">Finance Committee Report (Brent Adler) (Written Report)</text:p>
        </text:list-item>
      </text:list>
      <text:p text:style-name="Standard"/>
      <text:list text:style-name="LFO1" text:continue-numbering="true">
        <text:list-item>
          <text:p text:style-name="P28">Elders Committee Report (Gary Peppel)</text:p>
        </text:list-item>
      </text:list>
      <text:p text:style-name="Standard"/>
      <text:soft-page-break/>
      <text:p text:style-name="P29">The elders have been reviewing duties at worship services.</text:p>
      <text:p text:style-name="P30"/>
      <text:list text:style-name="LFO1" text:continue-numbering="true">
        <text:list-item>
          <text:p text:style-name="P31">Endowment Fund Committee Report (Ken Saydel)</text:p>
        </text:list-item>
      </text:list>
      <text:p text:style-name="Standard"/>
      <text:p text:style-name="P32">The next meeting will be later this week.</text:p>
      <text:p text:style-name="P33"/>
      <text:list text:style-name="LFO1" text:continue-numbering="true">
        <text:list-item>
          <text:p text:style-name="P34">Semi-Annual Gifts Bequest (4.6.2.11)</text:p>
        </text:list-item>
      </text:list>
      <text:p text:style-name="Standard"/>
      <text:p text:style-name="P35">A brief<text:s/>discussion was held on status of the donated property.</text:p>
      <text:p text:style-name="P36"/>
      <text:list text:style-name="LFO1" text:continue-numbering="true">
        <text:list-item>
          <text:p text:style-name="P37">Governance Committee-Review of Board Policy Manual</text:p>
        </text:list-item>
      </text:list>
      <text:p text:style-name="Standard"/>
      <text:list text:style-name="LFO5" text:continue-numbering="true">
        <text:list-item>
          <text:p text:style-name="P38">Significant time was spent discussing changes to pages 13-27 in the Policy Manual.</text:p>
        </text:list-item>
        <text:list-item>
          <text:p text:style-name="P39">Changes were approved.</text:p>
        </text:list-item>
      </text:list>
      <text:p text:style-name="P40"/>
      <text:list text:style-name="LFO1" text:continue-numbering="true">
        <text:list-item>
          <text:p text:style-name="P41">Executive Committee Report</text:p>
        </text:list-item>
      </text:list>
      <text:p text:style-name="Standard"/>
      <text:p text:style-name="P42">The Executive<text:s/>Committee met with Pastor Flick and reviewed his annual goals.</text:p>
      <text:p text:style-name="P43"/>
      <text:list text:style-name="LFO1" text:continue-numbering="true">
        <text:list-item>
          <text:p text:style-name="P44">Old Business<text:s/></text:p>
        </text:list-item>
      </text:list>
      <text:p text:style-name="Standard"/>
      <text:p text:style-name="P45">None</text:p>
      <text:p text:style-name="Standard"/>
      <text:list text:style-name="LFO1" text:continue-numbering="true">
        <text:list-item>
          <text:p text:style-name="P46">New Business</text:p>
        </text:list-item>
      </text:list>
      <text:p text:style-name="Standard"/>
      <text:p text:style-name="P47">None</text:p>
      <text:p text:style-name="Standard"/>
      <text:list text:style-name="LFO1" text:continue-numbering="true">
        <text:list-item>
          <text:p text:style-name="P48">Next Meeting - March 28, 2022</text:p>
        </text:list-item>
      </text:list>
      <text:p text:style-name="Standard"/>
      <text:list text:style-name="LFO1" text:continue-numbering="true">
        <text:list-item>
          <text:p text:style-name="P49">Closing Prayer: Pastor Flick</text:p>
        </text:list-item>
      </text:list>
      <text:p text:style-name="Standard"/>
      <text:list text:style-name="LFO1" text:continue-numbering="true">
        <text:list-item>
          <text:p text:style-name="P50">Adjournment Time: 8:32 PM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nnis E. Gehrke</meta:initial-creator>
    <dc:creator>Dennis E. Gehrke</dc:creator>
    <meta:creation-date>2022-02-14T18:37:00Z</meta:creation-date>
    <dc:date>2022-02-22T17:43:00Z</dc:date>
    <meta:print-date>2022-01-09T17:01:00Z</meta:print-date>
    <meta:template xlink:href="Normal" xlink:type="simple"/>
    <meta:editing-cycles>13</meta:editing-cycles>
    <meta:editing-duration>PT2940S</meta:editing-duration>
    <meta:document-statistic meta:page-count="2" meta:paragraph-count="4" meta:word-count="322" meta:character-count="2160" meta:row-count="15" meta:non-whitespace-character-count="1842"/>
  </office:meta>
</office:document-meta>
</file>